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78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47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5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929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line-height="100%" fo:text-align="center" fo:text-indent="0cm"/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P5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P8" style:family="paragraph">
      <style:paragraph-properties fo:margin-left="0cm" fo:margin-right="0cm" fo:line-height="100%" fo:text-align="center" fo:text-indent="0cm"/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P9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P10" style:family="paragraph">
      <style:paragraph-properties fo:margin-left="0cm" fo:margin-right="0cm" fo:line-height="100%" fo:text-align="center" fo:text-indent="0cm">
        <style:tab-stops>
          <style:tab-stop style:position="0cm"/>
        </style:tab-stops>
      </style:paragraph-properties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P11" style:family="paragraph">
      <style:paragraph-properties fo:margin-left="0cm" fo:margin-right="0cm" fo:line-height="100%" fo:text-align="center" fo:text-indent="0cm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line-height="100%">
        <style:tab-stops>
          <style:tab-stop style:position="19.05cm" style:type="right"/>
        </style:tab-stops>
      </style:paragraph-properties>
      <style:text-properties fo:color="#ffffff" fo:font-size="18pt" fo:text-shadow="1pt 1pt" style:font-size-asian="24pt" style:font-size-complex="24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37pt" fo:text-shadow="none" fo:font-weight="normal" style:font-size-asian="37pt" style:font-weight-asian="normal" style:font-size-complex="37pt" style:font-weight-complex="normal"/>
    </style:style>
    <style:style style:name="T4" style:family="text">
      <style:text-properties fo:color="#000000" style:font-name="Liberation Sans Narrow" fo:font-size="37pt" fo:text-shadow="none" fo:font-weight="bold" style:font-size-asian="37pt" style:font-weight-asian="bold" style:font-size-complex="37pt" style:font-weight-complex="bold"/>
    </style:style>
    <style:style style:name="T5" style:family="text">
      <style:text-properties fo:color="#000000" style:font-name="Liberation Sans Narrow" fo:font-size="38pt" fo:text-shadow="none" fo:font-weight="normal" style:font-size-asian="38pt" style:font-weight-asian="normal" style:font-size-complex="38pt" style:font-weight-complex="normal"/>
    </style:style>
    <style:style style:name="T6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7" style:family="text">
      <style:text-properties fo:color="#ffffff" fo:font-size="24pt" fo:text-shadow="1pt 1pt" style:font-size-asian="24pt" style:font-size-complex="24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762cm">
          <draw:text-box>
            <text:p text:style-name="P1"><text:span text:style-name="T1">HYMN #815</text:span></text:p>
            <text:p text:style-name="P1"><text:span text:style-name="T2">“</text:span><text:span text:style-name="T2">All Praise to Thee, for Thou, O King Divin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5" draw:layer="layout" svg:width="24.959cm" svg:height="8.036cm" svg:x="1.457cm" svg:y="0.684cm">
          <draw:text-box>
            <text:p text:style-name="P4"><text:span text:style-name="T3">1. </text:span><text:span text:style-name="T4">All praise to Thee, for Thou, O King divine,</text:span></text:p>
            <text:p text:style-name="P4"><text:span text:style-name="T4">Didst yield the glory that of right was Thine,</text:span></text:p>
            <text:p text:style-name="P4"><text:span text:style-name="T4">That in our darkened hearts Thy grace might</text:span></text:p>
            <text:p text:style-name="P4"><text:span text:style-name="T4">shine. <text:s/>Alleluia!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5" draw:layer="layout" svg:width="25.4cm" svg:height="6.729cm" svg:x="1.524cm" svg:y="0.891cm">
          <draw:text-box>
            <text:p text:style-name="P4"><text:span text:style-name="T3">2. </text:span><text:span text:style-name="T4">Thou cam’st to us in lowliness of thought;</text:span></text:p>
            <text:p text:style-name="P4"><text:span text:style-name="T4">By Thee the outcast and the poor were sought; </text:span></text:p>
            <text:p text:style-name="P4"><text:span text:style-name="T4">And by Thy death was God’s salvation wrought.</text:span></text:p>
            <text:p text:style-name="P4"><text:span text:style-name="T4">Alleluia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9" draw:layer="layout" svg:width="25.654cm" svg:height="7.309cm" svg:x="1.016cm" svg:y="0.819cm">
          <draw:text-box>
            <text:p text:style-name="P7"><text:span text:style-name="T5">3. </text:span><text:span text:style-name="T6">Let this mind be in us which was in Thee,</text:span></text:p>
            <text:p text:style-name="P8"><text:span text:style-name="T6">Who wast a servant that we might be free,</text:span></text:p>
            <text:p text:style-name="P8"><text:span text:style-name="T6">Humbling Thyself to death on Calvary.</text:span></text:p>
            <text:p text:style-name="P8"><text:span text:style-name="T6">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5" draw:layer="layout" svg:width="25.654cm" svg:height="7.766cm" svg:x="1.27cm" svg:y="0.98cm">
          <draw:text-box>
            <text:p text:style-name="P10"><text:span text:style-name="T3">4. </text:span><text:span text:style-name="T4">Wherefore, by God’s eternal purpose, Thou</text:span></text:p>
            <text:p text:style-name="P10"><text:span text:style-name="T4">Art high exalted o’er all creatures now,</text:span></text:p>
            <text:p text:style-name="P4"><text:span text:style-name="T4">And giv’n the name to which all knees shall bow.</text:span></text:p>
            <text:p text:style-name="P4"><text:span text:style-name="T4">Alleluia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7" draw:text-style-name="P13" draw:layer="layout" svg:width="24.638cm" svg:height="12.803cm" svg:x="1.244cm" svg:y="0.743cm">
          <draw:text-box>
            <text:p text:style-name="P11"><text:span text:style-name="T4">5. Let ev’ry tongue confess with one accord,</text:span></text:p>
            <text:p text:style-name="P11"><text:span text:style-name="T4">In heav’n and earth, that Jesus Christ is Lord,</text:span></text:p>
            <text:p text:style-name="P11"><text:span text:style-name="T4">And God the Father be by all adored.</text:span></text:p>
            <text:p text:style-name="P11"><text:span text:style-name="T4">Alleluia!</text:span></text:p>
            <text:p text:style-name="P12"><text:span text:style-name="T7"/></text:p>
            <text:p text:style-name="P12"><text:span text:style-name="T7"/></text:p>
            <text:p text:style-name="P12"><text:span text:style-name="T7"><text:s text:c="3"/></text:span><text:span text:style-name="T8">© The Church Pension Fund.</text:span></text:p>
            <text:p text:style-name="P12"><text:span text:style-name="T8"><text:s text:c="3"/></text:span><text:span text:style-name="T8">Used by permission:</text:span></text:p>
            <text:p text:style-name="P12"><text:span text:style-name="T8"><text:s text:c="3"/></text:span><text:span text:style-name="T8">LSB Hymn License</text:span></text:p>
            <text:p text:style-name="P12"><text:span text:style-name="T8"><text:s text:c="3"/></text:span><text:span text:style-name="T8">.NET, no. 100011038.</text:span></text:p>
            <text:p><text:span text:style-name="T8"/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 Narrow" svg:font-family="'Liberation Sans Narrow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fo:font-size="6.5pt" fo:font-style="normal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27T13:59:15.022000000</meta:creation-date>
    <dc:date>2019-01-18T13:57:00.974000000</dc:date>
    <meta:editing-duration>PT39M24S</meta:editing-duration>
    <meta:editing-cycles>7</meta:editing-cycles>
    <meta:generator>LibreOffice/6.1.3.2$Windows_X86_64 LibreOffice_project/86daf60bf00efa86ad547e59e09d6bb77c699acb</meta:generator>
    <meta:document-statistic meta:object-count="111"/>
  </office:meta>
</office:document-meta>
</file>